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ntrepriseNom" style:family="table">
      <style:table-properties style:width="17cm" table:align="margins"/>
    </style:style>
    <style:style style:name="TabEntrepriseNom.A" style:family="table-column">
      <style:table-column-properties style:column-width="17cm" style:rel-column-width="65535*"/>
    </style:style>
    <style:style style:name="TabEntrepriseNom.A1" style:family="table-cell">
      <style:table-cell-properties fo:padding="0.097cm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ntrepriseNom" table:style-name="TabEntrepriseNom">
        <table:table-column table:style-name="TabEntrepriseNom.A"/>
        <table:table-row>
          <table:table-cell table:style-name="TabEntrepriseNom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16:21.118000000</meta:creation-date>
    <dc:date>2016-11-03T12:16:51.566000000</dc:date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